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_3c__20__20_Paragraph_20__3e_">
      <style:text-properties style:font-name="Arial" fo:font-size="10pt" officeooo:rsid="0010c106" officeooo:paragraph-rsid="00141ad8" style:font-size-asian="10pt" style:font-name-complex="Arial" style:font-size-complex="10pt"/>
    </style:style>
    <style:style style:name="P2" style:family="paragraph" style:parent-style-name="_3c__20__20_Paragraph_20__3e_">
      <style:text-properties style:font-name="Arial" fo:font-size="10pt" officeooo:rsid="00114943" officeooo:paragraph-rsid="00141ad8" style:font-size-asian="10pt" style:font-name-complex="Arial" style:font-size-complex="10pt"/>
    </style:style>
    <style:style style:name="P3" style:family="paragraph" style:parent-style-name="_3c__20__20_Paragraph_20__3e_" style:list-style-name="L1">
      <style:text-properties style:font-name="Arial" fo:font-size="10pt" officeooo:rsid="0010c106" officeooo:paragraph-rsid="00141ad8" style:font-size-asian="10pt" style:font-name-complex="Arial" style:font-size-complex="10pt"/>
    </style:style>
    <style:style style:name="P4" style:family="paragraph" style:parent-style-name="_3c__20__20_Paragraph_20__3e_" style:list-style-name="L1">
      <style:text-properties style:font-name="Arial" fo:font-size="10pt" officeooo:rsid="00114943" officeooo:paragraph-rsid="00141ad8" style:font-size-asian="10pt" style:font-name-complex="Arial" style:font-size-complex="10pt"/>
    </style:style>
    <style:style style:name="T1" style:family="text">
      <style:text-properties officeooo:rsid="00114943"/>
    </style:style>
    <style:style style:name="T2" style:family="text">
      <style:text-properties fo:color="#ff3333"/>
    </style:style>
    <style:style style:name="T3" style:family="text">
      <style:text-properties officeooo:rsid="00155582"/>
    </style:style>
    <style:style style:name="T4" style:family="text">
      <style:text-properties fo:color="#000000"/>
    </style:style>
    <style:style style:name="T5" style:family="text">
      <style:text-properties fo:color="#000000" officeooo:rsid="001555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vorliegenden Dokument wird eine Verwaltungssoftware für Kühlschränke beschrieben. Außerdem wird das Gegenstück, die Bestellungsannahme eines Supermarktes, entwickelt.</text:p>
      <text:p text:style-name="P1">Mit dem "<text:span text:style-name="T4">Freezer Manage</text:span><text:span text:style-name="T5">ment</text:span>" kann jeder Kühlschrankbesitzer den Bestand seines Gerätes automatisch überwachen und auffüllen lassen.</text:p>
      <text:p text:style-name="P1">Jedes Lebensmittel, das der Nutzer seinem Kühlschrank hinzufügt, wird von der Software erfasst. Es ist also möglich, den Bestand jederzeit online im Webbrowser anzeigen zu lassen. Hierzu wird davon ausgegangen, dass neue Produkte beim Hinzufügen oder Entnehmen automatisch gescannt werden und das Softwaresystem eine entsprechende Benachrichtigung enthält.</text:p>
      <text:p text:style-name="P1">Die Nutzung des Kühlschranks ist in keiner Weise beeinträchtigt. Es kommen jedoch neue Features hinzu: </text:p>
      <text:list xml:id="list158250597184449774" text:style-name="L1">
        <text:list-item>
          <text:p text:style-name="P3"><text:span text:style-name="T1">Der Nutzer kann das Sortiment des Supermarktes einsehen. </text:span>Für jede Produktart <text:span text:style-name="T1">kann </text:span>eine Mindestbestandsmenge <text:span text:style-name="T1">eingestellt werden</text:span>. Wird diese unterschritten, so wird das Produkt auf einer <text:span text:style-name="T1">Merkliste</text:span> vorgemerkt.</text:p>
        </text:list-item>
        <text:list-item>
          <text:p text:style-name="P4">Für jede Produktart kann der Nutzer eine Wunschmenge einstellen.</text:p>
        </text:list-item>
        <text:list-item>
          <text:p text:style-name="P3">In einstellbaren, regelmäßigen Intervallen<text:span text:style-name="T1"> generiert die Software hieraus eine Bestellung, die vom Nutzer noch manuell erweiterbar oder veränderbar ist. Die Menge der Produkte orentiert sich an den definierten Wunschmengen.</text:span></text:p>
        </text:list-item>
        <text:list-item>
          <text:p text:style-name="P4">Die Bestellung wird entweder automatisch oder nach Nutzeraufforderung an den Supermarkt gesendet. Der Liefertermin wird entweder automatisch oder nach Nutzereingabe mit dem Supermarkt vereinbart.</text:p>
        </text:list-item>
        <text:list-item>
          <text:p text:style-name="P4">Beim Eingang der Bestellung nimmt die Software die Produkte in den Bestand auf und der Nutzer kann den neuen Bestand seines Kühlschranks begutachten.</text:p>
        </text:list-item>
        <text:list-item>
          <text:p text:style-name="P4">Die Kosten der Bestellungen sind den Rechnungen zu entnehmen, die ebenfalls online einzusehen sind.</text:p>
        </text:list-item>
      </text:list>
      <text:p text:style-name="P1">Diese Features können i<text:span text:style-name="T1">n einem</text:span> Online-Tool <text:span text:style-name="T1">konfiguriert und verwendet werden.</text:span></text:p>
      <text:p text:style-name="P2">Zweck des Projektes ist ein mobiler Zugriff auf den Kühlschrank. Es ist möglich, von überall aus den Bestand einzusehen, Bestellungen abzuschicken oder Wunschmengen oder Mindestbestandsmengen zu verändern, ohne vor Ort sein zu müssen. Desweiteren erspart man dem Nutzer der Software den Gang zum Supermarkt und das manuelle Erstellen einer Bestellliste. Außerdem geht der Prozess bargeldlos vonstatten.</text:p>
      <text:p text:style-name="P2">Die Kühlschrank-Verwaltung interagiert mit der Schnittstelle des Supermarktes. Der Supermarkt gibt das Sortiment zur Einsicht aus, nimmt Bestellungen an, vereinbart Liefertermine, versendet Bestellungen und stellt Rechnungen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2d_Style_20__28_10_20_Block_29_" style:display-name="-Style (10 Block)" style:family="paragraph" style:parent-style-name="Standard">
      <style:paragraph-properties fo:margin-top="0.0417in" fo:margin-bottom="0.0555in" loext:contextual-spacing="false" fo:line-height="0.1807in" fo:text-align="justify" style:justify-single-word="false"/>
    </style:style>
    <style:style style:name="_2d_Style_20__28_10_20_Links_29_" style:display-name="-Style (10 Links)" style:family="paragraph" style:parent-style-name="_2d_Style_20__28_10_20_Block_29_">
      <style:paragraph-properties fo:text-align="start" style:justify-single-word="false"/>
    </style:style>
    <style:style style:name="_3c__20__20_Paragraph_20__3e_" style:display-name="&lt;  Paragraph &gt;" style:family="paragraph" style:parent-style-name="_2d_Style_20__28_10_20_Links_29_">
      <style:paragraph-properties fo:margin-top="0.0555in" fo:margin-bottom="0.0555in" loext:contextual-spacing="false" style:line-height-at-least="0.1665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04:01:16.681907451</meta:creation-date>
    <dc:date>2016-11-17T11:58:41.236598302</dc:date>
    <meta:editing-duration>PT3M42S</meta:editing-duration>
    <meta:editing-cycles>4</meta:editing-cycles>
    <meta:generator>LibreOffice/5.1.4.2$Linux_X86_64 LibreOffice_project/10m0$Build-2</meta:generator>
    <meta:document-statistic meta:table-count="0" meta:image-count="0" meta:object-count="0" meta:page-count="1" meta:paragraph-count="13" meta:word-count="321" meta:character-count="2409" meta:non-whitespace-character-count="2106"/>
  </office:meta>
</office:document-meta>
</file>